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6mm"/>
    </style:style>
    <style:style style:name="co3" style:family="table-column">
      <style:table-column-properties fo:break-before="auto" style:column-width="52.93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43.37mm"/>
    </style:style>
    <style:style style:name="co6" style:family="table-column">
      <style:table-column-properties fo:break-before="auto" style:column-width="3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2" svg:width="350mm" svg:height="90mm" svg:x="399.83mm" svg:y="13.6mm">
            <draw:object draw:notify-on-update-of-ranges="Tabelle1.B2:Tabelle1.B2 Tabelle1.B3:Tabelle1.B802 Tabelle1.C2:Tabelle1.C2 Tabelle1.C3:Tabelle1.C802" xlink:href="./Object 1" xlink:type="simple" xlink:show="embed" xlink:actuate="onLoad">
              <loext:p text:style-name="P1">413STandSt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50mm" svg:height="90mm" svg:x="399.83mm" svg:y="118.69mm">
            <draw:object draw:notify-on-update-of-ranges="Tabelle1.E2:Tabelle1.E2 Tabelle1.E3:Tabelle1.E803 Tabelle1.F2:Tabelle1.F2 Tabelle1.F3:Tabelle1.F8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350mm" svg:height="90mm" svg:x="402mm" svg:y="223.89mm">
            <draw:object draw:notify-on-update-of-ranges="Tabelle1.H2:Tabelle1.H2 Tabelle1.H3:Tabelle1.H796 Tabelle1.I2:Tabelle1.I2 Tabelle1.I3:Tabelle1.I7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Messung digital 05.08.20 (mm)</text:p>
          </table:table-cell>
          <table:table-cell office:value-type="string" calcext:value-type="string">
            <text:p>Messung analog 05.08.20 (mm)</text:p>
          </table:table-cell>
          <table:table-cell/>
          <table:table-cell office:value-type="string" calcext:value-type="string">
            <text:p>Messung digital 06.08.20</text:p>
          </table:table-cell>
          <table:table-cell office:value-type="string" calcext:value-type="string">
            <text:p>Messung analog 06.08.20</text:p>
          </table:table-cell>
          <table:table-cell/>
          <table:table-cell office:value-type="string" calcext:value-type="string">
            <text:p>Messung digital 07.08.20</text:p>
          </table:table-cell>
          <table:table-cell office:value-type="string" calcext:value-type="string">
            <text:p>Messung analog 07.08.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table:style-name="ce3" office:value-type="string" calcext:value-type="string">
            <text:p>Standardabweichung:</text:p>
          </table:table-cell>
          <table:table-cell table:style-name="ce4" table:formula="of:=AVEDEV([.B3:.B802])" office:value-type="float" office:value="2.15455" calcext:value-type="float">
            <text:p>2,15</text:p>
          </table:table-cell>
          <table:table-cell table:style-name="ce3" office:value-type="string" calcext:value-type="string">
            <text:p>m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table:style-name="ce3" office:value-type="string" calcext:value-type="string">
            <text:p>Standardabweichung:</text:p>
          </table:table-cell>
          <table:table-cell table:style-name="ce4" table:formula="of:=AVEDEV([.E3:.E803])" office:value-type="float" office:value="2.33286107721153" calcext:value-type="float">
            <text:p>2,33</text:p>
          </table:table-cell>
          <table:table-cell table:style-name="ce3" office:value-type="string" calcext:value-type="string">
            <text:p>m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table:style-name="ce3" office:value-type="string" calcext:value-type="string">
            <text:p>Standardabweichung:</text:p>
          </table:table-cell>
          <table:table-cell table:style-name="ce4" table:formula="of:=AVEDEV([.H3:.H796])" office:value-type="float" office:value="2.07429144274756" calcext:value-type="float">
            <text:p>2,07</text:p>
          </table:table-cell>
          <table:table-cell table:style-name="ce3" office:value-type="string" calcext:value-type="string">
            <text:p>m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 table:number-rows-repeated="104777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Tabelle1.F4:Tabelle1.F80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17:21:26.7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55:57.251000000</meta:creation-date>
    <dc:date>2020-08-07T17:35:43.508000000</dc:date>
    <meta:editing-duration>PT1H14M12S</meta:editing-duration>
    <meta:editing-cycles>6</meta:editing-cycles>
    <meta:generator>LibreOffice/6.0.6.2$Windows_X86_64 LibreOffice_project/0c292870b25a325b5ed35f6b45599d2ea4458e77</meta:generator>
    <meta:document-statistic meta:table-count="1" meta:cell-count="56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linear"/>
      <style:graphic-properties svg:stroke-width="0.1cm" svg:stroke-color="#f58220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7.434cm" svg:y="3.694cm" style:legend-expansion="high" chart:style-name="ch2"/>
        <chart:plot-area chart:style-name="ch3" table:cell-range-address="Tabelle1.B2:Tabelle1.C802" chart:data-source-has-labels="row" svg:x="1.701cm" svg:y="0.18cm" svg:width="25.033cm" svg:height="7.67cm">
          <chartooo:coordinate-region svg:x="2.524cm" svg:y="0.298cm" svg:width="24.21cm" svg:height="6.529cm"/>
          <chart:axis chart:dimension="x" chart:name="primary-x" chart:style-name="ch4">
            <chart:title svg:x="13.641cm" svg:y="8.03cm" chart:style-name="ch5">
              <text:p>Sample</text:p>
            </chart:title>
          </chart:axis>
          <chart:axis chart:dimension="y" chart:name="primary-y" chart:style-name="ch6">
            <chart:title svg:x="0.451cm" svg:y="5.088cm" chart:style-name="ch7">
              <text:p>Distance (mm)</text:p>
            </chart:title>
            <chart:grid chart:style-name="ch8" chart:class="major"/>
          </chart:axis>
          <chart:series chart:style-name="ch9" chart:values-cell-range-address="Tabelle1.B3:Tabelle1.B802" chart:label-cell-address="Tabelle1.B2:Tabelle1.B2" chart:class="chart:line">
            <chart:regression-curve chart:style-name="ch10">
              <chart:equation chart:display-equation="true" chart:display-r-square="false" svg:x="3.69cm" svg:y="5.075cm"/>
            </chart:regression-curve>
            <chart:data-point chart:repeated="799"/>
          </chart:series>
          <chart:series chart:style-name="ch11" chart:values-cell-range-address="Tabelle1.C3:Tabelle1.C802" chart:label-cell-address="Tabelle1.C2:Tabelle1.C2" chart:class="chart:line">
            <chart:data-point chart:repeated="7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5.08.20 (mm)</text:p>
                <draw:g>
                  <svg:desc>Tabelle1.B2:Tabelle1.B2</svg:desc>
                </draw:g>
              </table:table-cell>
              <table:table-cell office:value-type="string">
                <text:p>Messung analog 05.08.20 (mm)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">
                <text:p>459</text:p>
                <draw:g>
                  <svg:desc>Tabelle1.B3:Tabelle1.B802</svg:desc>
                </draw:g>
              </table:table-cell>
              <table:table-cell office:value-type="float" office:value="455">
                <text:p>455</text:p>
                <draw:g>
                  <svg:desc>Tabelle1.C3:Tabelle1.C8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aa61a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8.386cm" svg:y="3.694cm" style:legend-expansion="high" chart:style-name="ch2"/>
        <chart:plot-area chart:style-name="ch3" table:cell-range-address="Tabelle1.E2:Tabelle1.F803" chart:data-source-has-labels="row" svg:x="1.701cm" svg:y="0.18cm" svg:width="25.985cm" svg:height="7.67cm">
          <chartooo:coordinate-region svg:x="2.524cm" svg:y="0.298cm" svg:width="25.162cm" svg:height="6.529cm"/>
          <chart:axis chart:dimension="x" chart:name="primary-x" chart:style-name="ch4">
            <chart:title svg:x="14.117cm" svg:y="8.03cm" chart:style-name="ch5">
              <text:p>Sample</text:p>
            </chart:title>
          </chart:axis>
          <chart:axis chart:dimension="y" chart:name="primary-y" chart:style-name="ch4">
            <chart:title svg:x="0.451cm" svg:y="5.141cm" chart:style-name="ch6">
              <text:p>Distance in mm</text:p>
            </chart:title>
            <chart:grid chart:style-name="ch7" chart:class="major"/>
          </chart:axis>
          <chart:series chart:style-name="ch8" chart:values-cell-range-address="Tabelle1.E3:Tabelle1.E803" chart:label-cell-address="Tabelle1.E2:Tabelle1.E2" chart:class="chart:line">
            <chart:regression-curve chart:style-name="ch9"/>
            <chart:data-point chart:repeated="800"/>
          </chart:series>
          <chart:series chart:style-name="ch10" chart:values-cell-range-address="Tabelle1.F3:Tabelle1.F803" chart:label-cell-address="Tabelle1.F2:Tabelle1.F2" chart:class="chart:line"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6.08.20</text:p>
                <draw:g>
                  <svg:desc>Tabelle1.E2:Tabelle1.E2</svg:desc>
                </draw:g>
              </table:table-cell>
              <table:table-cell office:value-type="string">
                <text:p>Messung analog 06.08.20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">
                <text:p>404</text:p>
                <draw:g>
                  <svg:desc>Tabelle1.E3:Tabelle1.E803</svg:desc>
                </draw:g>
              </table:table-cell>
              <table:table-cell office:value-type="float" office:value="413">
                <text:p>413</text:p>
                <draw:g>
                  <svg:desc>Tabelle1.F3:Tabelle1.F8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58220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01cm" svg:height="9.001cm" xlink:href=".." xlink:type="simple" chart:class="chart:line" chart:style-name="ch1">
        <chart:legend chart:legend-position="end" svg:x="28.386cm" svg:y="3.442cm" style:legend-expansion="high" chart:style-name="ch2"/>
        <chart:plot-area chart:style-name="ch3" table:cell-range-address="Tabelle1.H2:Tabelle1.I796" chart:data-source-has-labels="row" svg:x="1.701cm" svg:y="0.18cm" svg:width="25.985cm" svg:height="7.67cm">
          <chartooo:coordinate-region svg:x="2.524cm" svg:y="0.298cm" svg:width="25.162cm" svg:height="6.529cm"/>
          <chart:axis chart:dimension="x" chart:name="primary-x" chart:style-name="ch4">
            <chart:title svg:x="14.032cm" svg:y="8.03cm" chart:style-name="ch5">
              <text:p>Samples</text:p>
            </chart:title>
          </chart:axis>
          <chart:axis chart:dimension="y" chart:name="primary-y" chart:style-name="ch4">
            <chart:title svg:x="0.451cm" svg:y="5.141cm" chart:style-name="ch6">
              <text:p>Distance in mm</text:p>
            </chart:title>
            <chart:grid chart:style-name="ch7" chart:class="major"/>
          </chart:axis>
          <chart:series chart:style-name="ch8" chart:values-cell-range-address="Tabelle1.H3:Tabelle1.H796" chart:label-cell-address="Tabelle1.H2:Tabelle1.H2" chart:class="chart:line">
            <chart:regression-curve chart:style-name="ch9"/>
            <chart:regression-curve chart:style-name="ch10"/>
            <chart:data-point chart:repeated="793"/>
          </chart:series>
          <chart:series chart:style-name="ch11" chart:values-cell-range-address="Tabelle1.I3:Tabelle1.I796" chart:label-cell-address="Tabelle1.I2:Tabelle1.I2" chart:class="chart:line">
            <chart:data-point chart:repeated="79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7.08.20</text:p>
                <draw:g>
                  <svg:desc>Tabelle1.H2:Tabelle1.H2</svg:desc>
                </draw:g>
              </table:table-cell>
              <table:table-cell office:value-type="string">
                <text:p>Messung analog 07.08.20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">
                <text:p>377</text:p>
                <draw:g>
                  <svg:desc>Tabelle1.H3:Tabelle1.H796</svg:desc>
                </draw:g>
              </table:table-cell>
              <table:table-cell office:value-type="float" office:value="370">
                <text:p>370</text:p>
                <draw:g>
                  <svg:desc>Tabelle1.I3:Tabelle1.I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3">
                <text:p>3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8">
                <text:p>3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9">
                <text:p>3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82">
                <text:p>3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74">
                <text:p>3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7">
                <text:p>377</text:p>
              </table:table-cell>
              <table:table-cell office:value-type="float" office:value="370">
                <text:p>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